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Website</text:p>
          </table:table-cell>
          <table:table-cell/>
          <table:table-cell office:value-type="string" calcext:value-type="string">
            <text:p>Depends upon</text:p>
          </table:table-cell>
        </table:table-row>
        <table:table-row table:style-name="ro1">
          <table:table-cell table:style-name="ce1" office:value-type="string" calcext:value-type="string">
            <text:p>Commer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etLa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bview 3</text:p>
          </table:table-cell>
          <table:table-cell/>
          <table:table-cell office:value-type="string" calcext:value-type="string">
            <text:p>https://www.usgs.gov/centers/eros/science/usgs-eros-archive-commercial-satellites-orbview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ONOS satellite</text:p>
          </table:table-cell>
          <table:table-cell/>
          <table:table-cell office:value-type="string" calcext:value-type="string">
            <text:p>https://www.usgs.gov/centers/eros/science/usgs-eros-archive-commercial-satellites-cdp-imagery-iko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T</text:p>
          </table:table-cell>
          <table:table-cell/>
          <table:table-cell office:value-type="string" calcext:value-type="string">
            <text:p>https://www.usgs.gov/centers/eros/science/usgs-eros-archive-commercial-satellites-spot-controlled-image-base-10-meter?qt-science_center_objects=0#qt-science_center_objects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Websi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GS</text:p>
          </table:table-cell>
          <table:table-cell/>
          <table:table-cell office:value-type="string" calcext:value-type="string">
            <text:p>https://earthexplorer.usgs.gov/</text:p>
          </table:table-cell>
          <table:table-cell/>
          <table:table-cell office:value-type="string" calcext:value-type="string">
            <text:p>Landsat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style-name="ce1" office:value-type="string" calcext:value-type="string">
            <text:p>Satelli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ds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SA LPDAAC</text:p>
          </table:table-cell>
          <table:table-cell/>
          <table:table-cell office:value-type="string" calcext:value-type="string">
            <text:p>https://www.earthdata.nasa.gov/sensors/avh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A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ROS-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ra/Aqu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OSTRESS – IS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HCMM</text:p>
          </table:table-cell>
          <table:table-cell/>
          <table:table-cell office:value-type="string" calcext:value-type="string">
            <text:p>https://en.wikipedia.org/wiki/Heat_Capacity_Mapping_Mission</text:p>
          </table:table-cell>
          <table:table-cell office:value-type="string" calcext:value-type="string">
            <text:p>Decommissioned</text:p>
          </table:table-cell>
          <table:table-cell/>
        </table:table-row>
        <table:table-row table:style-name="ro1">
          <table:table-cell office:value-type="string" calcext:value-type="string">
            <text:p>EO1</text:p>
          </table:table-cell>
          <table:table-cell table:number-columns-repeated="2"/>
          <table:table-cell office:value-type="string" calcext:value-type="string">
            <text:p>Decommissioned</text:p>
          </table:table-cell>
          <table:table-cell/>
        </table:table-row>
        <table:table-row table:style-name="ro1">
          <table:table-cell office:value-type="string" calcext:value-type="string">
            <text:p>ISERV – I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omi-NPP</text:p>
          </table:table-cell>
          <table:table-cell office:value-type="string" calcext:value-type="string">
            <text:p>VIIRS sens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AA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AA-21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 calcext:value-type="string">
            <text:p>Sour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earthexplorer.usgs.gov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eos.com/blog/free-satellite-imagery-sources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eos.com/blog/top-high-resolution-satellite-imagery-providers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ventureradar.com/keyword/Satellite%20image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en.wikipedia.org/wiki/List_of_Earth_observation_satellites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https://public.ccsds.org/Pubs/350x1g3.pd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.3- EARTH OBSERVATION SATELLITE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ttps://docplayer.net/228809994-Evaluating-the-risk-posed-by-propulsive-small-satellites-with-unencrypted-communications-channels-to-high-value-orbital-regimes.html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U.S. regulations currently do not require encrypted links for all satellite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15:21:22.639379087</meta:creation-date>
    <meta:generator>LibreOffice/7.3.7.2$Linux_X86_64 LibreOffice_project/30$Build-2</meta:generator>
    <dc:date>2022-12-13T15:58:02.040199050</dc:date>
    <meta:editing-duration>PT26M25S</meta:editing-duration>
    <meta:editing-cycles>8</meta:editing-cycles>
    <meta:document-statistic meta:table-count="1" meta:cell-count="44" meta:object-count="0"/>
  </office:meta>
</office:document-meta>
</file>